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8bddf" officeooo:paragraph-rsid="0008bddf"/>
    </style:style>
    <style:style style:name="T1" style:family="text">
      <style:text-properties officeooo:rsid="0009db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бстракт</text:p>
      <text:p text:style-name="P1">SwissTargetPrediction — это веб-инструмент, работающий онлайн с 2014 г., целью которого <text:s/>является предсказание наиболее вероятного белка. мишени малых молекул. Прогнозы основаны на принцип подобия, посредством обратного скрининга.</text:p>
      <text:p text:style-name="P1">Здесь мы описываем версию 2019 года, которая представляет крупное обновление с точки зрения базовых данных, серверной части и веб-интерфейса. Были обновлены данные о биоактивности, переобучена модель и пороги сходства.</text:p>
      <text:p text:style-name="P1">В новой версии прогнозы выполняются путем поиска подобных молекул в 2D и 3D, в большой коллекции из 376 342 соединений. Известно, что он экспериментально активен на расширенном наборе из 3068 макромолекулярных мишеней. Эффективная реализация бэкэнда позволяет ускорить процесс который возвращает результаты по лекарственноподобной молекуле на человеке белков за 15–20 с. Обновленный веб-интерфейс расширяет возможности пользователя благодаря новым функциям, упрощающим работу.</text:p>
      <text:p text:style-name="P1">ввод данных и улучшенный анализ. Функциональная совместимость обеспечивает прямую отправку любых входных данных. Или вывести молекулу на другой онлайн-компьютерный</text:p>
      <text:p text:style-name="P1">инструменты дизайна лекарств, разработанные Швейцарским институтом биоинформатики SIB. Высокий уровень прогностической эффективности сохранялся, несмотря на необходимость изучения более обширных биологических и химических пространств, Например, достижение хотя бы одной правильной человеческой цели в 15 лучших прогнозов для &gt;70% внешних соединений. </text:p>
      <text:p text:style-name="P1">Новый SwissTargetPrediction доступен для бесплатной работы.</text:p>
      <text:p text:style-name="P1"/>
      <text:p text:style-name="P1">Введение.</text:p>
      <text:p text:style-name="P1">В любой попытке обнаружить, разработать или перепрофилировать биоактивные молекулы ключевым моментом стало определение целевых белк<text:span text:style-name="T1">ов</text:span>. В настоящее время эффективную поддержку могут оказать устоявшиеся био-/хемоинформатические подходы для оценки</text:p>
      <text:p text:style-name="P1">наиболее вероятны<text:span text:style-name="T1">х</text:span> мишени<text:span text:style-name="T1">й</text:span> малых молекул (1,2). Эти <text:span text:style-name="T1">м</text:span>етоды прогнозирования цели (также называемые целевой ловлей) могут отнести к одной из двух традиционных категорий</text:p>
      <text:p text:style-name="P1">компьютерный молекулярный дизайн, т.е. использование трехмерная структура белка (структурно-ориентированная) или нет (на основе лиганда) (3).</text:p>
      <text:p text:style-name="P1">Прогнозирование целей на основе лигандов оказалось высокоэффективным и быстрым в прогнозировании правильных белков-мишеней соединений в контексте разработки лекарств (4,5). Количественная оценка сходства между соединениями различными способами, позволило подтвердить интуитивное «молекулярное сходство», которая постулирует общие белки, на которые нацелены подобные молекулы (6,7).</text:p>
      <text:p text:style-name="P1">SwissTargetPrediction — это веб-инструмент, работающий онлайн с 2014 г., чтобы выполнить целевое предсказание на основе лигандов для люб<text:span text:style-name="T1">ой </text:span>биоактивн<text:span text:style-name="T1">ой </text:span>мал<text:span text:style-name="T1">ой </text:span>молекул<text:span text:style-name="T1">ы</text:span>. Удобный графический интерфейс защищает неспециалистов от методологических ошибок и специалистов от утомительных технических усилий. Это позволяет любому добиться обратного скрининга по отношению к ранее тщательно подготов<text:span text:style-name="T1">ленным</text:span> химически<text:span text:style-name="T1">м</text:span> библиотек<text:span text:style-name="T1">ам</text:span>. Следовательно, на сайте есть посещаемость растет, а услуга все чаще используется.</text:p>
      <text:p text:style-name="P1">В 2018 году 20 726 уникальных посетителей открыли 44 641 сессию на 139 944 рабочих места. По сравнению с 2017 годом это представляет собой рост составил 63%, 55% и 87% соответственно. В результате при на момент написания рукописи мы зафиксировали общее количество посетителей, достигшее 62 890 уникальных посетителей, открывших 135 695</text:p>
      <text:p text:style-name="P1">сессий для подачи 357 808 вакансий с 2014 года. <text:span text:style-name="T1">П</text:span>ользователи приходят из 159 стран (топ-10 – Китай, Индия, США, Бразилия, Россия, Египет, Швейцария, Мексика, Великобритания и</text:p>
      <text:p text:style-name="P1">Италия).</text:p>
      <text:p text:style-name="P1">Уникальный механизм SwissTargetPrediction, подробно описанный в другом месте (8), вычисляет сходство между составами запроса пользователя и скомпилированными, в тщательно отобранных коллекциях известных активных веществ, прошедших четко <text:soft-page-break/>определенные экспериментальные анализы связывания. Количественная оценка сходство в 2 раза. В обоих случаях оно заключается в вычислении парное сравнение 1D-векторов, описывающих молекулярные структуры: 2D-мера использует индекс Танимото между бинарными отпечатками пальцев на основе путей (FP2) (9), а 3D-мера основана на величине сходства Манхэттенского расстояния между поплавком Electroshape 5D (ES5D) (10,11).</text:p>
      <text:p text:style-name="P1">векторы. Последний извлекает пять дескрипторов для каждого атома, из 20 ранее созданных конформаций (декартовы координаты, частичный заряд и липофильный вклад). Для</text:p>
      <text:p text:style-name="P1">как 2D, так и 3D меры сходства, принцип заключается в том, что две подобные молекулы представлены аналогичными векторами, которые проявляют количественное сходство, близкое к 1. </text:p>
      <text:p text:style-name="P1">Модель SwissTargetPrediction была обучена путем подбора множественной логистической регрессии к различным подмножествам объектов, связанных с размером. известные активы для взвешивания 2D и 3D сходства параметры в так называемом комбинированном балле. Комбинированный балл выше 0,5 указывает на то, что молекулы, скорее всего, иметь общую белковую мишень. При обратном скрининге Комбинированная оценка позволяет рассчитывать любую молекулу запроса, биоактивным считается вероятность воздействия на данный белок. Поскольку двухмерное и трехмерное описание молекул дополняют друг друга, этот обратный скрининг на основе лигандов с двойной оценкой показал высокую эффективность в прогнозировании макромолекулярных</text:p>
      <text:p text:style-name="P1">цели в различных наборах тестов (8) (12,13).</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20:42:10.945316715</meta:creation-date>
    <dc:date>2023-10-05T21:15:58.381423223</dc:date>
    <meta:editing-duration>PT23M36S</meta:editing-duration>
    <meta:editing-cycles>3</meta:editing-cycles>
    <meta:generator>LibreOffice/7.3.7.2$Linux_X86_64 LibreOffice_project/30$Build-2</meta:generator>
    <meta:document-statistic meta:table-count="0" meta:image-count="0" meta:object-count="0" meta:page-count="2" meta:paragraph-count="21" meta:word-count="638" meta:character-count="5209" meta:non-whitespace-character-count="4587"/>
  </office:meta>
</office:document-meta>
</file>